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1" svg:font-family="Chandas"/>
    <style:font-face style:name="DejaVu Sans Mono" svg:font-family="'DejaVu Sans Mono'"/>
    <style:font-face style:name="Liberation Sans1" svg:font-family="'Liberation Sans'"/>
    <style:font-face style:name="Liberation Sans2" svg:font-family="'Liberation Sans'" style:font-family-generic="swiss"/>
    <style:font-face style:name="Chandas" svg:font-family="Chandas" style:font-pitch="variable"/>
    <style:font-face style:name="Pacifico" svg:font-family="Pacifico" style:font-pitch="variable"/>
    <style:font-face style:name="Symbola" svg:font-family="Symbol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6.27mm"/>
    </style:style>
    <style:style style:name="co3" style:family="table-column">
      <style:table-column-properties fo:break-before="auto" style:column-width="169.65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62.6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5.88mm" fo:break-before="auto" style:use-optimal-row-height="false"/>
    </style:style>
    <style:style style:name="ro2" style:family="table-row">
      <style:table-row-properties style:row-height="10.05mm" fo:break-before="auto" style:use-optimal-row-height="false"/>
    </style:style>
    <style:style style:name="ro3" style:family="table-row">
      <style:table-row-properties style:row-height="160.34mm" fo:break-before="auto" style:use-optimal-row-height="false"/>
    </style:style>
    <style:style style:name="ro4" style:family="table-row">
      <style:table-row-properties style:row-height="16.9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3399ff" style:cell-protect="protected formula-hidden" style:print-content="true" style:text-align-source="fix" style:repeat-content="false" style:vertical-align="middle"/>
      <style:paragraph-properties fo:text-align="center"/>
      <style:text-properties fo:color="#ff00ff" style:text-outline="false" style:font-name="Pacifico" fo:font-size="40pt" fo:text-shadow="1pt 1pt" style:font-size-asian="40pt" style:font-size-complex="40pt"/>
    </style:style>
    <style:style style:name="ce3" style:family="table-cell" style:parent-style-name="Default">
      <style:table-cell-properties fo:background-color="#3399ff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66ff66" style:font-name="Pacifico" fo:font-size="33pt" style:font-size-asian="33pt" style:font-size-complex="33pt"/>
    </style:style>
    <style:style style:name="ce7" style:family="table-cell" style:parent-style-name="Default" style:data-style-name="N100">
      <style:table-cell-properties fo:background-color="#3399ff" style:cell-protect="protected formula-hidden" style:print-content="true" style:text-align-source="fix" style:repeat-content="false" style:direction="ttb"/>
      <style:paragraph-properties fo:text-align="start" fo:margin-left="0mm"/>
      <style:text-properties fo:color="#66ff66" style:font-name="Pacifico" fo:font-size="32pt" style:font-name-asian="Liberation Sans2" style:font-size-asian="32pt" style:font-name-complex="Liberation Sans2" style:font-size-complex="32pt"/>
    </style:style>
    <style:style style:name="ce15" style:family="table-cell" style:parent-style-name="Default">
      <style:table-cell-properties fo:background-color="#3399ff" style:cell-protect="protected formula-hidden" style:print-content="true" style:text-align-source="fix" style:repeat-content="false" style:vertical-align="middle"/>
      <style:paragraph-properties fo:text-align="center"/>
      <style:text-properties fo:color="#66ff66" style:font-name="Pacifico" fo:font-size="33pt" style:font-size-asian="33pt" style:font-size-complex="33pt"/>
    </style:style>
    <style:style style:name="ce18" style:family="table-cell" style:parent-style-name="Default">
      <style:table-cell-properties fo:background-color="#0066ff" style:cell-protect="protected formula-hidden" style:print-content="true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cell-protect="protected formula-hidden" style:print-content="true"/>
    </style:style>
    <style:style style:name="ce22" style:family="table-cell" style:parent-style-name="Default">
      <style:table-cell-properties style:cell-protect="protected formula-hidden" style:print-content="true"/>
      <style:text-properties style:font-name="Chandas"/>
    </style:style>
    <style:style style:name="ce2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shadow="#669900 -4.99mm 4.99mm" style:vertical-align="automatic"/>
      <style:paragraph-properties fo:text-align="center" fo:margin-left="0mm"/>
      <style:text-properties fo:font-size="270pt" style:font-size-asian="270pt" style:font-size-complex="270pt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9.01pt solid #007826" style:shadow="#669900 -4.99mm 4.99mm" style:vertical-align="middle"/>
      <style:paragraph-properties fo:text-align="center" fo:margin-left="0mm"/>
      <style:text-properties style:font-name="Symbola" fo:font-size="470pt" style:font-size-asian="470pt" style:font-size-complex="470pt"/>
      <style:map style:condition="is-true-formula([.$C3]=&quot;♥&quot;)" style:apply-style-name="Hearts" style:base-cell-address="Sheet1.B3"/>
      <style:map style:condition="is-true-formula([.$C3]=&quot;♣&quot;)" style:apply-style-name="Clubs" style:base-cell-address="Sheet1.B3"/>
      <style:map style:condition="is-true-formula([.$C3]=&quot;♦&quot;)" style:apply-style-name="Diamonds" style:base-cell-address="Sheet1.B3"/>
      <style:map style:condition="is-true-formula([.$C3]=&quot;♠&quot;)" style:apply-style-name="Spades" style:base-cell-address="Sheet1.B3"/>
    </style:style>
    <style:style style:name="ce30" style:family="table-cell" style:parent-style-name="Default">
      <style:table-cell-properties fo:background-color="#0066ff" style:cell-protect="protected formula-hidden" style:print-content="true"/>
    </style:style>
    <style:style style:name="ce31" style:family="table-cell" style:parent-style-name="Spades">
      <style:table-cell-properties style:cell-protect="protected formula-hidden" style:print-content="true" fo:background-color="transparent"/>
    </style:style>
    <style:style style:name="ce32" style:family="table-cell" style:parent-style-name="Default" style:data-style-name="N4">
      <style:table-cell-properties style:cell-protect="protected formula-hidden" style:print-content="true"/>
    </style:style>
    <style:style style:name="ce33" style:family="table-cell" style:parent-style-name="Default" style:data-style-name="N4">
      <style:table-cell-properties style:cell-protect="protected formula-hidden" style:print-content="true"/>
      <style:text-properties fo:color="#ff3333" style:font-name="Chandas1" style:font-name-asian="Chandas1" style:font-name-complex="Chandas1"/>
    </style:style>
    <style:style style:name="ce34" style:family="table-cell" style:parent-style-name="Default">
      <style:table-cell-properties style:cell-protect="protected formula-hidden" style:print-content="true"/>
      <style:text-properties style:font-name="Liberation Sans1" style:font-name-asian="Liberation Sans1" style:font-name-complex="Liberation Sans1"/>
    </style:style>
    <style:style style:name="ce35" style:family="table-cell" style:parent-style-name="Kris">
      <style:table-cell-properties style:cell-protect="protected formula-hidden" style:print-content="true" fo:border="none" style:shadow="#669900 4.99mm 4.99mm"/>
      <style:text-properties fo:font-size="270pt" style:font-size-asian="270pt" style:font-size-complex="270pt"/>
    </style:style>
    <style:style style:name="ce36" style:family="table-cell" style:parent-style-name="Kris">
      <style:table-cell-properties style:cell-protect="protected formula-hidden" style:print-content="true" fo:background-color="transparent" fo:border="9.01pt solid #007826" style:shadow="#669900 4.99mm 4.99mm"/>
      <style:text-properties style:use-window-font-color="true" style:font-name="Symbola" fo:font-size="470pt" style:font-size-asian="470pt" style:font-size-complex="470pt"/>
      <style:map style:condition="is-true-formula([.$C3]=&quot;♥&quot;)" style:apply-style-name="Hearts" style:base-cell-address="Sheet1.C3"/>
      <style:map style:condition="is-true-formula([.$C3]=&quot;♣&quot;)" style:apply-style-name="Clubs" style:base-cell-address="Sheet1.C3"/>
      <style:map style:condition="is-true-formula([.$C3]=&quot;♦&quot;)" style:apply-style-name="Diamonds" style:base-cell-address="Sheet1.C3"/>
      <style:map style:condition="is-true-formula([.$C3]=&quot;♠&quot;)" style:apply-style-name="Spades" style:base-cell-address="Sheet1.C3"/>
    </style:style>
    <style:style style:name="ce37" style:family="table-cell" style:parent-style-name="Default" style:data-style-name="N4">
      <style:table-cell-properties style:cell-protect="protected formula-hidden" style:print-content="true"/>
      <style:text-properties style:font-name="DejaVu Sans Mono" style:font-name-asian="DejaVu Sans Mono" style:font-name-complex="DejaVu Sans Mono"/>
    </style:style>
    <style:style style:name="ce38" style:family="table-cell" style:parent-style-name="Default">
      <style:table-cell-properties fo:background-color="#3399ff" style:cell-protect="protected formula-hidden" style:print-content="true" style:text-align-source="fix" style:repeat-content="false" style:direction="ttb"/>
      <style:paragraph-properties fo:text-align="end" fo:margin-left="0mm"/>
      <style:text-properties fo:color="#66ff66" style:font-name="Pacifico" fo:font-size="32pt" style:font-name-asian="Liberation Sans2" style:font-size-asian="32pt" style:font-name-complex="Liberation Sans2" style:font-size-complex="32pt"/>
    </style:style>
    <style:style style:name="ce39" style:family="table-cell" style:parent-style-name="Default" style:data-style-name="N4">
      <style:table-cell-properties style:cell-protect="protected formula-hidden" style:print-content="true"/>
      <style:text-properties fo:color="#ff3333" style:font-name="DejaVu Sans Mono" style:font-name-asian="DejaVu Sans Mono" style:font-name-complex="DejaVu Sans Mono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DejaVu Sans Mono" fo:font-size="150pt" style:font-name-asian="DejaVu Sans Mono" style:font-size-asian="150pt" style:font-name-complex="DejaVu Sans Mono" style:font-size-complex="150pt"/>
    </style:style>
    <style:style style:name="ce4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50pt" style:font-size-asian="150pt" style:font-size-complex="150pt"/>
    </style:style>
    <style:style style:name="T1" style:family="text">
      <style:text-properties fo:color="#ce181e"/>
    </style:style>
    <style:style style:name="T2" style:family="text">
      <style:text-properties fo:color="#000000"/>
    </style:style>
    <style:style style:name="T3" style:family="text">
      <style:text-properties style:font-name="Pacifico" style:font-name-asian="Pacifico" style:font-name-complex="Pacifico" fo:color="#ce181e"/>
    </style:style>
    <style:style style:name="T4" style:family="text">
      <style:text-properties style:font-name="Pacifico" style:font-name-asian="Pacifico" style:font-name-complex="Pacifico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1019" table:default-cell-style-name="ce19"/>
        <table:table-row table:style-name="ro1">
          <table:table-cell table:style-name="ce1" office:value-type="string" calcext:value-type="string" table:number-columns-spanned="4" table:number-rows-spanned="1">
            <text:p><text:span text:style-name="T1">♥</text:span><text:span text:style-name="T2">♣</text:span>  Take A Card  <text:span text:style-name="T3">♦</text:span><text:span text:style-name="T4">♠</text:span></text:p>
          </table:table-cell>
          <table:covered-table-cell table:style-name="ce28"/>
          <table:covered-table-cell table:style-name="ce35"/>
          <table:covered-table-cell/>
          <table:table-cell table:style-name="ce40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4" table:number-rows-spanned="1">
            <text:p>♥ ♣ ♦ ♠ ♥ ♣ ♦ ♠ ♥ ♣ ♦ ♠ ♥ ♣ ♦ ♠ ♥ ♣ ♦ ♠ ♥ ♣ ♦ ♠ ♥ ♣ ♦ ♠</text:p>
          </table:table-cell>
          <table:covered-table-cell table:style-name="ce28"/>
          <table:covered-table-cell table:style-name="ce35"/>
          <table:covered-table-cell/>
          <table:table-cell table:style-name="ce41"/>
          <table:table-cell table:number-columns-repeated="1019"/>
        </table:table-row>
        <table:table-row table:style-name="ro3">
          <table:table-cell table:style-name="ce7" office:value-type="string" calcext:value-type="string">
            <text:p>♥♣♦♠♥♣♦♠</text:p>
          </table:table-cell>
          <table:table-cell table:style-name="ce29" table:formula="of:=INDEX((Denomination); ROUNDUP(RAND() *13))" office:value-type="string" office:string-value="A" calcext:value-type="string">
            <text:p>A</text:p>
          </table:table-cell>
          <table:table-cell table:style-name="ce36" table:formula="of:=INDEX((Suits); ROUNDUP(RAND() * 4))" office:value-type="string" office:string-value="♣" calcext:value-type="string">
            <text:p>♣</text:p>
          </table:table-cell>
          <table:table-cell table:style-name="ce38" office:value-type="string" calcext:value-type="string">
            <text:p>♥♣♦♠♥♣♦♠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15" office:value-type="string" calcext:value-type="string" table:number-columns-spanned="4" table:number-rows-spanned="1">
            <text:p>♥ ♣ ♦ ♠ ♥ ♣ ♦ ♠ ♥ ♣ ♦ ♠ ♥ ♣ ♦ ♠ ♥ ♣ ♦ ♠ ♥ ♣ ♦ ♠ ♥ ♣ ♦ ♠</text:p>
          </table:table-cell>
          <table:covered-table-cell table:number-columns-repeated="3" table:style-name="ce30"/>
          <table:table-cell table:number-columns-repeated="1020"/>
        </table:table-row>
        <table:table-row table:style-name="ro5">
          <table:table-cell table:style-name="ce18" table:number-columns-spanned="4" table:number-rows-spanned="1"/>
          <table:covered-table-cell table:number-columns-repeated="3" table:style-name="ce30"/>
          <table:table-cell table:number-columns-repeated="1020"/>
        </table:table-row>
        <table:table-row table:style-name="ro5">
          <table:table-cell/>
          <table:table-cell table:style-name="ce31"/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/>
          <table:table-cell table:style-name="ce32" table:number-columns-repeated="4"/>
          <table:table-cell table:number-columns-repeated="1019"/>
        </table:table-row>
        <table:table-row table:style-name="ro6">
          <table:table-cell table:style-name="ce22"/>
          <table:table-cell table:style-name="ce33" office:value-type="string" calcext:value-type="string">
            <text:p>♥</text:p>
          </table:table-cell>
          <table:table-cell table:style-name="ce37" office:value-type="string" calcext:value-type="string">
            <text:p>♣</text:p>
          </table:table-cell>
          <table:table-cell table:style-name="ce39" office:value-type="string" calcext:value-type="string">
            <text:p>♦</text:p>
          </table:table-cell>
          <table:table-cell table:style-name="ce37" office:value-type="string" calcext:value-type="string">
            <text:p>♠</text:p>
          </table:table-cell>
          <table:table-cell table:style-name="ce22" table:number-columns-repeated="1019"/>
        </table:table-row>
        <table:table-row table:style-name="ro5"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table:number-columns-repeated="1010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/>
          <table:table-cell table:style-name="ce34"/>
          <table:table-cell table:number-columns-repeated="1022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C3:Sheet1.C3">
            <calcext:condition calcext:apply-style-name="Hearts" calcext:value="formula-is([.$C3]=&quot;♥&quot;)" calcext:base-cell-address="Sheet1.C3"/>
            <calcext:condition calcext:apply-style-name="Clubs" calcext:value="formula-is([.$C3]=&quot;♣&quot;)" calcext:base-cell-address="Sheet1.C3"/>
            <calcext:condition calcext:apply-style-name="Diamonds" calcext:value="formula-is([.$C3]=&quot;♦&quot;)" calcext:base-cell-address="Sheet1.C3"/>
            <calcext:condition calcext:apply-style-name="Spades" calcext:value="formula-is([.$C3]=&quot;♠&quot;)" calcext:base-cell-address="Sheet1.C3"/>
          </calcext:conditional-format>
          <calcext:conditional-format calcext:target-range-address="Sheet1.B3:Sheet1.B3">
            <calcext:condition calcext:apply-style-name="Hearts" calcext:value="formula-is([.$C3]=&quot;♥&quot;)" calcext:base-cell-address="Sheet1.B3"/>
            <calcext:condition calcext:apply-style-name="Clubs" calcext:value="formula-is([.$C3]=&quot;♣&quot;)" calcext:base-cell-address="Sheet1.B3"/>
            <calcext:condition calcext:apply-style-name="Diamonds" calcext:value="formula-is([.$C3]=&quot;♦&quot;)" calcext:base-cell-address="Sheet1.B3"/>
            <calcext:condition calcext:apply-style-name="Spades" calcext:value="formula-is([.$C3]=&quot;♠&quot;)" calcext:base-cell-address="Sheet1.B3"/>
          </calcext:conditional-format>
        </calcext:conditional-formats>
      </table:table>
      <table:named-expressions>
        <table:named-range table:name="Denomination" table:base-cell-address="$Sheet1.$M$11" table:cell-range-address="$Sheet1.$B$13:.$N$13"/>
        <table:named-range table:name="Suits" table:base-cell-address="$Sheet1.$C$1" table:cell-range-address="$Sheet1.$B$12:.$E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1" svg:font-family="Chandas"/>
    <style:font-face style:name="DejaVu Sans Mono" svg:font-family="'DejaVu Sans Mono'"/>
    <style:font-face style:name="Liberation Sans1" svg:font-family="'Liberation Sans'"/>
    <style:font-face style:name="Liberation Sans2" svg:font-family="'Liberation Sans'" style:font-family-generic="swiss"/>
    <style:font-face style:name="Chandas" svg:font-family="Chandas" style:font-pitch="variable"/>
    <style:font-face style:name="Pacifico" svg:font-family="Pacifico" style:font-pitch="variable"/>
    <style:font-face style:name="Symbola" svg:font-family="Symbol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rts" style:family="table-cell" style:parent-style-name="Default" style:data-style-name="N100">
      <style:table-cell-properties fo:background-color="#ffffff"/>
      <style:text-properties fo:color="#ff3333" style:font-relief="none"/>
    </style:style>
    <style:style style:name="Clubs" style:family="table-cell" style:parent-style-name="Default">
      <style:table-cell-properties fo:background-color="#ffffff"/>
      <style:text-properties fo:color="#000000" style:font-relief="none"/>
    </style:style>
    <style:style style:name="Diamonds" style:family="table-cell" style:parent-style-name="Default">
      <style:table-cell-properties fo:background-color="#ffffff"/>
      <style:text-properties fo:color="#ff3333"/>
    </style:style>
    <style:style style:name="Spades" style:family="table-cell" style:parent-style-name="Default">
      <style:table-cell-properties fo:background-color="#ffffff"/>
      <style:text-properties fo:color="#000000"/>
    </style:style>
    <style:style style:name="Kris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96pt" style:font-size-asian="96pt" style:font-size-complex="96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7:01:43.829522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08:13:14.521526829</meta:creation-date>
    <dc:date>2020-09-08T17:14:19.043661285</dc:date>
    <meta:editing-duration>PT3H53M56S</meta:editing-duration>
    <meta:editing-cycles>29</meta:editing-cycles>
    <meta:generator>LibreOffice/6.0.7.3$Linux_X86_64 LibreOffice_project/00m0$Build-3</meta:generator>
    <dc:subject>Random selection of cards</dc:subject>
    <dc:title>Take A Card</dc:title>
    <meta:document-statistic meta:table-count="1" meta:cell-count="24" meta:object-count="0"/>
    <meta:user-defined meta:name="Date completed" meta:value-type="date">2020-09-08</meta:user-defined>
    <meta:user-defined meta:name="E-Mail">Info@DockLeafTechnology.Co.UK</meta:user-defined>
    <meta:user-defined meta:name="Editor">Chris Noble</meta:user-defined>
    <meta:user-defined meta:name="Info" meta:value-type="float">1</meta:user-defined>
    <meta:user-defined meta:name="Publisher" meta:value-type="string">DockLeaf Technology</meta:user-defined>
  </office:meta>
</office:document-meta>
</file>